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nte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OVEMBE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2" table:formula="of:=([.B5]*[.B21]*2) + ([.C5]*[.B22]*2) + ([.D5] *[.B23]* 2) + [.E5]" office:value-type="float" office:value="1882" calcext:value-type="float">
            <text:p>1882</text:p>
          </table:table-cell>
          <table:table-cell table:style-name="ce23" table:formula="of:=[.G5]*[.B26]" office:value-type="currency" office:currency="EUR" office:value="338.76" calcext:value-type="currency">
            <text:p>338.76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338.76" calcext:value-type="currency">
            <text:p>338.76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25.407" calcext:value-type="currency">
            <text:p>25.41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364.167" calcext:value-type="currency">
            <text:p>364.17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 style:data-style-name="N2" text:time-value="12:00:18.860391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12-08T12:03:25.341517137</dc:date>
    <meta:editing-duration>P1DT15H58M28S</meta:editing-duration>
    <meta:editing-cycles>28</meta:editing-cycles>
    <meta:generator>LibreOffice/5.4.2.2$Linux_X86_64 LibreOffice_project/40m0$Build-2</meta:generator>
    <meta:document-statistic meta:table-count="1" meta:cell-count="52" meta:object-count="0"/>
  </office:meta>
</office:document-meta>
</file>